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"/>
  <manifest:file-entry manifest:full-path="ObjectReplacements/Object 30" manifest:media-type=""/>
  <manifest:file-entry manifest:full-path="ObjectReplacements/Object 24" manifest:media-type=""/>
  <manifest:file-entry manifest:full-path="ObjectReplacements/Object 38" manifest:media-type="application/x-openoffice-gdimetafile;windows_formatname=&quot;GDIMetaFile&quot;"/>
  <manifest:file-entry manifest:full-path="ObjectReplacements/Object 26" manifest:media-type=""/>
  <manifest:file-entry manifest:full-path="ObjectReplacements/Object 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95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fe7f5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text-position="33% 58%" fo:font-size="20pt" style:font-size-asian="20pt" style:font-size-complex="2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143cm" svg:height="1.143cm" svg:x="7.223cm" svg:y="8.11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0.635cm" svg:height="0.635cm" svg:x="11.668cm" svg:y="14.7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7.223cm" svg:y="13.19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.143cm" svg:height="1.143cm" svg:x="7.223cm" svg:y="15.73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43cm" svg:height="1.143cm" svg:x="7.223cm" svg:y="10.65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6.875cm" svg:x2="9.611cm" svg:y2="17.535cm" draw:start-shape="id1" draw:start-glue-point="2" draw:end-shape="id2" draw:end-glue-point="6" svg:d="M7794 16875v660h1817" svg:viewBox="0 0 1818 661">
          <text:p/>
        </draw:connector>
        <draw:connector draw:style-name="gr4" draw:text-style-name="P1" xml:id="id10" draw:id="id10" draw:layer="layout" svg:x1="7.794cm" svg:y1="9.255cm" svg:x2="7.794cm" svg:y2="10.652cm" draw:start-shape="id3" draw:start-glue-point="2" draw:end-shape="id4" draw:end-glue-point="0" svg:d="M7794 9255v1397" svg:viewBox="0 0 1 1398">
          <text:p/>
        </draw:connector>
        <draw:connector draw:style-name="gr4" draw:text-style-name="P1" xml:id="id8" draw:id="id8" draw:layer="layout" svg:x1="7.794cm" svg:y1="11.795cm" svg:x2="7.794cm" svg:y2="13.192cm" draw:start-shape="id4" draw:start-glue-point="2" draw:end-shape="id5" draw:end-glue-point="0" svg:d="M7794 11795v1397" svg:viewBox="0 0 1 1398">
          <text:p/>
        </draw:connector>
        <draw:connector draw:style-name="gr4" draw:text-style-name="P1" xml:id="id6" draw:id="id6" draw:layer="layout" svg:x1="7.794cm" svg:y1="14.335cm" svg:x2="7.794cm" svg:y2="15.732cm" draw:start-shape="id5" draw:start-glue-point="2" draw:end-shape="id1" draw:end-glue-point="0" svg:d="M7794 14335v1397" svg:viewBox="0 0 1 1398">
          <text:p/>
        </draw:connector>
        <draw:custom-shape draw:style-name="gr3" draw:text-style-name="P3" xml:id="id7" draw:id="id7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" draw:id="id9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1" draw:id="id11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6" draw:start-glue-point="0" draw:end-shape="id7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8" draw:start-glue-point="0" draw:end-shape="id9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10" draw:start-glue-point="0" draw:end-shape="id11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2" draw:start-glue-point="4" draw:end-shape="id12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7" draw:start-glue-point="4" draw:end-shape="id12" draw:end-glue-point="6" svg:d="M10525 15033h571v1h572" svg:viewBox="0 0 1144 2">
          <text:p/>
        </draw:connector>
        <draw:custom-shape draw:style-name="gr2" draw:text-style-name="P3" xml:id="id13" draw:id="id13" draw:layer="layout" svg:width="0.635cm" svg:height="0.635cm" svg:x="11.668cm" svg:y="12.17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9" draw:start-glue-point="4" draw:end-shape="id13" draw:end-glue-point="6" svg:d="M10398 12493h635v1h635" svg:viewBox="0 0 1271 2">
          <text:p/>
        </draw:connector>
        <draw:custom-shape draw:style-name="gr2" draw:text-style-name="P3" xml:id="id14" draw:id="id14" draw:layer="layout" svg:width="0.635cm" svg:height="0.635cm" svg:x="11.668cm" svg:y="9.63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0.635cm" svg:height="0.635cm" svg:x="11.668cm" svg:y="7.1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13" draw:start-glue-point="4" draw:end-shape="id14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11" draw:start-glue-point="4" draw:end-shape="id14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1cm" draw:start-shape="id14" draw:start-glue-point="4" draw:end-shape="id15" draw:end-glue-point="8" svg:d="M11986 9636v-1885" svg:viewBox="0 0 1 1886">
          <text:p/>
        </draw:connector>
        <draw:connector draw:style-name="gr4" draw:text-style-name="P1" draw:layer="layout" svg:x1="11.986cm" svg:y1="12.811cm" svg:x2="11.986cm" svg:y2="14.716cm" draw:start-shape="id13" draw:start-glue-point="8" draw:end-shape="id12" draw:end-glue-point="4" svg:d="M11986 12811v1905" svg:viewBox="0 0 1 1906">
          <text:p/>
        </draw:connector>
        <draw:frame draw:style-name="gr5" draw:text-style-name="P1" draw:layer="layout" svg:width="0.809cm" svg:height="1.003cm" svg:x="9.888cm" svg:y="16.3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416cm" svg:height="0.47cm" svg:x="9.989cm" svg:y="14.2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03cm" svg:height="1.003cm" svg:x="9.589cm" svg:y="8.7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3" xml:id="id16" draw:id="id16" draw:layer="layout" svg:width="0.889cm" svg:height="0.889cm" draw:transform="rotate (-1.5707963267949) translate (10.352cm 7.0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9.89cm" svg:y="6.78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6" draw:text-style-name="P4" draw:layer="layout" draw:type="line" svg:x1="12.303cm" svg:y1="7.434cm" svg:x2="13.754cm" svg:y2="7.414cm" draw:start-shape="id15" draw:start-glue-point="10" svg:d="M12303 7434l1451-20" svg:viewBox="0 0 1452 21">
          <text:p/>
        </draw:connector>
        <draw:connector draw:style-name="gr7" draw:text-style-name="P4" draw:layer="layout" draw:type="line" svg:x1="10.352cm" svg:y1="7.453cm" svg:x2="11.668cm" svg:y2="7.434cm" draw:start-shape="id16" draw:start-glue-point="4" draw:end-shape="id15" draw:end-glue-point="6" svg:d="M10352 7453l1316-19" svg:viewBox="0 0 1317 20">
          <text:p/>
        </draw:connector>
        <draw:connector draw:style-name="gr7" draw:text-style-name="P4" xml:id="id17" draw:id="id17" draw:layer="layout" draw:type="line" svg:x1="9.465cm" svg:y1="7.453cm" svg:x2="6.116cm" svg:y2="7.488cm" draw:start-shape="id16" draw:start-glue-point="6" svg:d="M9465 7453l-3349 35" svg:viewBox="0 0 3350 36">
          <text:p/>
        </draw:connector>
        <draw:connector draw:style-name="gr7" draw:text-style-name="P4" draw:layer="layout" draw:type="line" svg:x1="7.794cm" svg:y1="8.112cm" svg:x2="7.79cm" svg:y2="7.47cm" draw:start-shape="id3" draw:start-glue-point="0" draw:end-shape="id17" draw:end-glue-point="0" svg:d="M7794 8112l-4-642" svg:viewBox="0 0 5 643">
          <text:p/>
        </draw:connector>
      </draw:page>
      <draw:page draw:name="page2" draw:style-name="dp1" draw:master-page-name="Default">
        <draw:custom-shape draw:style-name="gr1" draw:text-style-name="P5" xml:id="id20" draw:id="id20" draw:layer="layout" svg:width="1.143cm" svg:height="1.143cm" svg:x="7.223cm" svg:y="8.11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29" draw:id="id29" draw:layer="layout" svg:width="0.635cm" svg:height="0.635cm" svg:x="11.668cm" svg:y="14.7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2" draw:id="id22" draw:layer="layout" svg:width="1.143cm" svg:height="1.143cm" svg:x="7.223cm" svg:y="13.19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8" draw:id="id18" draw:layer="layout" svg:width="1.143cm" svg:height="1.143cm" svg:x="7.223cm" svg:y="15.73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1" draw:id="id21" draw:layer="layout" svg:width="1.143cm" svg:height="1.143cm" svg:x="7.223cm" svg:y="10.6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xml:id="id39" draw:id="id39" draw:layer="layout" svg:x1="7.794cm" svg:y1="16.875cm" svg:x2="9.611cm" svg:y2="17.535cm" draw:start-shape="id18" draw:start-glue-point="2" draw:end-shape="id19" draw:end-glue-point="6" svg:d="M7794 16875v660h1817" svg:viewBox="0 0 1818 661">
          <text:p/>
        </draw:connector>
        <draw:connector draw:style-name="gr4" draw:text-style-name="P1" xml:id="id27" draw:id="id27" draw:layer="layout" svg:x1="7.794cm" svg:y1="9.255cm" svg:x2="7.794cm" svg:y2="10.652cm" draw:start-shape="id20" draw:start-glue-point="2" draw:end-shape="id21" draw:end-glue-point="0" svg:d="M7794 9255v1397" svg:viewBox="0 0 1 1398">
          <text:p/>
        </draw:connector>
        <draw:connector draw:style-name="gr4" draw:text-style-name="P1" xml:id="id25" draw:id="id25" draw:layer="layout" svg:x1="7.794cm" svg:y1="11.795cm" svg:x2="7.794cm" svg:y2="13.192cm" draw:start-shape="id21" draw:start-glue-point="2" draw:end-shape="id22" draw:end-glue-point="0" svg:d="M7794 11795v1397" svg:viewBox="0 0 1 1398">
          <text:p/>
        </draw:connector>
        <draw:connector draw:style-name="gr4" draw:text-style-name="P1" xml:id="id23" draw:id="id23" draw:layer="layout" svg:x1="7.794cm" svg:y1="14.335cm" svg:x2="7.794cm" svg:y2="15.732cm" draw:start-shape="id22" draw:start-glue-point="2" draw:end-shape="id18" draw:end-glue-point="0" svg:d="M7794 14335v1397" svg:viewBox="0 0 1 1398">
          <text:p/>
        </draw:connector>
        <draw:custom-shape draw:style-name="gr3" draw:text-style-name="P3" xml:id="id24" draw:id="id24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6" draw:id="id26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8" draw:id="id28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23" draw:start-glue-point="0" draw:end-shape="id24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25" draw:start-glue-point="0" draw:end-shape="id26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27" draw:start-glue-point="0" draw:end-shape="id28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19" draw:start-glue-point="4" draw:end-shape="id29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24" draw:start-glue-point="4" draw:end-shape="id29" draw:end-glue-point="6" svg:d="M10525 15033h571v1h572" svg:viewBox="0 0 1144 2">
          <text:p/>
        </draw:connector>
        <draw:custom-shape draw:style-name="gr2" draw:text-style-name="P6" xml:id="id30" draw:id="id30" draw:layer="layout" svg:width="0.635cm" svg:height="0.635cm" svg:x="11.668cm" svg:y="12.17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26" draw:start-glue-point="4" draw:end-shape="id30" draw:end-glue-point="6" svg:d="M10398 12493h635v1h635" svg:viewBox="0 0 1271 2">
          <text:p/>
        </draw:connector>
        <draw:custom-shape draw:style-name="gr2" draw:text-style-name="P6" xml:id="id31" draw:id="id31" draw:layer="layout" svg:width="0.635cm" svg:height="0.635cm" svg:x="11.668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30" draw:start-glue-point="4" draw:end-shape="id31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28" draw:start-glue-point="4" draw:end-shape="id31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31" draw:start-glue-point="4" draw:end-shape="id32" draw:end-glue-point="8" svg:d="M11986 9636v-1884" svg:viewBox="0 0 1 1885">
          <text:p/>
        </draw:connector>
        <draw:connector draw:style-name="gr4" draw:text-style-name="P1" draw:layer="layout" svg:x1="11.986cm" svg:y1="12.811cm" svg:x2="11.986cm" svg:y2="14.716cm" draw:start-shape="id30" draw:start-glue-point="8" draw:end-shape="id29" draw:end-glue-point="4" svg:d="M11986 12811v1905" svg:viewBox="0 0 1 1906">
          <text:p/>
        </draw:connector>
        <draw:frame draw:style-name="gr5" draw:text-style-name="P1" draw:layer="layout" svg:width="0.411cm" svg:height="0.47cm" svg:x="10.088cm" svg:y="16.76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728cm" svg:height="1.003cm" svg:x="9.989cm" svg:y="13.86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3" xml:id="id36" draw:id="id36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7" draw:id="id37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8" draw:id="id38" draw:layer="layout" svg:width="0.889cm" svg:height="0.889cm" draw:transform="rotate (1.5707963267949) translate (5.2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0" draw:id="id40" draw:layer="layout" svg:width="0.889cm" svg:height="0.889cm" draw:transform="rotate (1.5707963267949) translate (5.2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43" draw:id="id43" draw:layer="layout" svg:width="0.635cm" svg:height="0.635cm" svg:x="3.667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2" draw:id="id42" draw:layer="layout" svg:width="0.635cm" svg:height="0.635cm" svg:x="3.668cm" svg:y="12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5" draw:id="id35" draw:layer="layout" svg:width="0.635cm" svg:height="0.635cm" svg:x="3.668cm" svg:y="7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1" draw:id="id41" draw:layer="layout" svg:width="0.635cm" svg:height="0.635cm" svg:x="3.668cm" svg:y="14.7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2" draw:id="id32" draw:layer="layout" svg:width="0.635cm" svg:height="0.635cm" svg:x="11.668cm" svg:y="7.117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6" draw:text-style-name="P4" draw:layer="layout" draw:type="line" svg:x1="12.303cm" svg:y1="7.435cm" svg:x2="13.754cm" svg:y2="7.415cm" draw:start-shape="id32" draw:start-glue-point="10" svg:d="M12303 7435l1451-20" svg:viewBox="0 0 1452 21">
          <text:p/>
        </draw:connector>
        <draw:connector draw:style-name="gr7" draw:text-style-name="P4" draw:layer="layout" draw:type="line" svg:x1="10.352cm" svg:y1="7.454cm" svg:x2="11.668cm" svg:y2="7.435cm" draw:start-shape="id33" draw:start-glue-point="4" draw:end-shape="id32" draw:end-glue-point="6" svg:d="M10352 7454l1316-19" svg:viewBox="0 0 1317 20">
          <text:p/>
        </draw:connector>
        <draw:connector draw:style-name="gr7" draw:text-style-name="P4" xml:id="id34" draw:id="id34" draw:layer="layout" draw:type="line" svg:x1="7.794cm" svg:y1="8.112cm" svg:x2="7.79cm" svg:y2="7.471cm" draw:start-shape="id20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34" draw:start-glue-point="3" draw:end-shape="id33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34" draw:start-glue-point="3" draw:end-shape="id35" draw:end-glue-point="10" svg:d="M7790 7471l-3487-17" svg:viewBox="0 0 3488 18">
          <text:p/>
        </draw:connector>
        <draw:connector draw:style-name="gr7" draw:text-style-name="P4" draw:layer="layout" draw:type="line" svg:x1="3.668cm" svg:y1="7.454cm" svg:x2="2.497cm" svg:y2="7.463cm" draw:start-shape="id35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36" draw:start-glue-point="6" draw:end-shape="id27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94cm" svg:y2="12.493cm" draw:start-shape="id37" draw:start-glue-point="6" draw:end-shape="id25" draw:end-glue-point="0" svg:d="M6180 12496l1614-3" svg:viewBox="0 0 1615 4">
          <text:p/>
        </draw:connector>
        <draw:connector draw:style-name="gr7" draw:text-style-name="P4" draw:layer="layout" draw:type="line" svg:x1="7.794cm" svg:y1="15.033cm" svg:x2="6.18cm" svg:y2="15.036cm" draw:start-shape="id23" draw:start-glue-point="0" draw:end-shape="id38" draw:end-glue-point="6" svg:d="M7794 15033l-1614 3" svg:viewBox="0 0 1615 4">
          <text:p/>
        </draw:connector>
        <draw:connector draw:style-name="gr7" draw:text-style-name="P4" draw:layer="layout" draw:type="line" svg:x1="7.794cm" svg:y1="17.535cm" svg:x2="6.18cm" svg:y2="17.576cm" draw:start-shape="id39" draw:start-glue-point="0" draw:end-shape="id40" draw:end-glue-point="6" svg:d="M7794 17535l-1614 41" svg:viewBox="0 0 1615 42">
          <text:p/>
        </draw:connector>
        <draw:connector draw:style-name="gr4" draw:text-style-name="P1" draw:layer="layout" svg:x1="5.291cm" svg:y1="17.576cm" svg:x2="3.986cm" svg:y2="15.371cm" draw:start-shape="id40" draw:start-glue-point="4" draw:end-shape="id41" draw:end-glue-point="8" svg:d="M5291 17576h-1305v-2205" svg:viewBox="0 0 1306 2206">
          <text:p/>
        </draw:connector>
        <draw:connector draw:style-name="gr4" draw:text-style-name="P1" draw:layer="layout" svg:x1="3.986cm" svg:y1="14.736cm" svg:x2="3.986cm" svg:y2="12.771cm" draw:start-shape="id41" draw:start-glue-point="4" draw:end-shape="id42" draw:end-glue-point="8" svg:d="M3986 14736v-1965" svg:viewBox="0 0 1 1966">
          <text:p/>
        </draw:connector>
        <draw:connector draw:style-name="gr4" draw:text-style-name="P1" draw:layer="layout" svg:x1="3.986cm" svg:y1="12.136cm" svg:x2="3.985cm" svg:y2="10.271cm" draw:start-shape="id42" draw:start-glue-point="4" draw:end-shape="id43" draw:end-glue-point="8" svg:d="M3986 12136v-933h-1v-932" svg:viewBox="0 0 2 1866">
          <text:p/>
        </draw:connector>
        <draw:connector draw:style-name="gr4" draw:text-style-name="P1" draw:layer="layout" svg:x1="3.985cm" svg:y1="9.636cm" svg:x2="3.986cm" svg:y2="7.771cm" draw:start-shape="id43" draw:start-glue-point="4" draw:end-shape="id35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36" draw:start-glue-point="4" draw:end-shape="id43" draw:end-glue-point="10" svg:d="M5293 9931h-496v23h-495" svg:viewBox="0 0 992 24">
          <text:p/>
        </draw:connector>
        <draw:connector draw:style-name="gr4" draw:text-style-name="P1" draw:layer="layout" svg:x1="5.291cm" svg:y1="12.496cm" svg:x2="4.303cm" svg:y2="12.454cm" draw:start-shape="id37" draw:start-glue-point="4" draw:end-shape="id42" draw:end-glue-point="10" svg:d="M5291 12496h-494v-42h-494" svg:viewBox="0 0 989 43">
          <text:p/>
        </draw:connector>
        <draw:connector draw:style-name="gr4" draw:text-style-name="P1" draw:layer="layout" svg:x1="5.291cm" svg:y1="15.036cm" svg:x2="4.303cm" svg:y2="15.054cm" draw:start-shape="id38" draw:start-glue-point="4" draw:end-shape="id41" draw:end-glue-point="10" svg:d="M5291 15036h-494v18h-494" svg:viewBox="0 0 989 19">
          <text:p/>
        </draw:connector>
        <draw:frame draw:style-name="gr5" draw:text-style-name="P1" draw:layer="layout" svg:width="0.512cm" svg:height="1.003cm" svg:x="5.189cm" svg:y="13.86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1" draw:layer="layout" svg:width="0.822cm" svg:height="1.003cm" svg:x="5.189cm" svg:y="16.36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" draw:layer="layout" svg:width="0.537cm" svg:height="1.003cm" svg:x="5.189cm" svg:y="11.36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</draw:page>
      <draw:page draw:name="page3" draw:style-name="dp1" draw:master-page-name="Default">
        <draw:custom-shape draw:style-name="gr1" draw:text-style-name="P5" xml:id="id44" draw:id="id44" draw:layer="layout" svg:width="1.143cm" svg:height="1.143cm" svg:x="7.223cm" svg:y="8.11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6" draw:id="id46" draw:layer="layout" svg:width="1.143cm" svg:height="1.143cm" svg:x="7.223cm" svg:y="13.19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7" draw:id="id47" draw:layer="layout" svg:width="1.143cm" svg:height="1.143cm" svg:x="7.223cm" svg:y="15.73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5" draw:id="id45" draw:layer="layout" svg:width="1.143cm" svg:height="1.143cm" svg:x="7.223cm" svg:y="10.65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7" draw:id="id57" draw:layer="layout" svg:width="0.889cm" svg:height="0.889cm" draw:transform="rotate (-1.5707963267949) translate (6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9.255cm" svg:x2="7.794cm" svg:y2="10.652cm" draw:start-shape="id44" draw:start-glue-point="2" draw:end-shape="id45" draw:end-glue-point="0" svg:d="M7794 9255v1397" svg:viewBox="0 0 1 1398">
          <text:p/>
        </draw:connector>
        <draw:connector draw:style-name="gr4" draw:text-style-name="P1" draw:layer="layout" svg:x1="7.794cm" svg:y1="11.795cm" svg:x2="7.794cm" svg:y2="13.192cm" draw:start-shape="id45" draw:start-glue-point="2" draw:end-shape="id46" draw:end-glue-point="0" svg:d="M7794 11795v1397" svg:viewBox="0 0 1 1398">
          <text:p/>
        </draw:connector>
        <draw:connector draw:style-name="gr4" draw:text-style-name="P1" draw:layer="layout" svg:x1="7.794cm" svg:y1="14.335cm" svg:x2="7.794cm" svg:y2="15.732cm" draw:start-shape="id46" draw:start-glue-point="2" draw:end-shape="id47" draw:end-glue-point="0" svg:d="M7794 14335v1397" svg:viewBox="0 0 1 1398">
          <text:p/>
        </draw:connector>
        <draw:custom-shape draw:style-name="gr3" draw:text-style-name="P3" xml:id="id48" draw:id="id48" draw:layer="layout" svg:width="0.889cm" svg:height="0.889cm" draw:transform="rotate (-1.5707963267949) translate (6.4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9" draw:id="id49" draw:layer="layout" svg:width="0.889cm" svg:height="0.889cm" draw:transform="rotate (-1.5707963267949) translate (6.2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0" draw:id="id50" draw:layer="layout" svg:width="0.889cm" svg:height="0.889cm" draw:transform="rotate (-1.5707963267949) translate (6.2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3.794cm" svg:y1="15.033cm" svg:x2="5.538cm" svg:y2="15.033cm" draw:end-shape="id48" draw:end-glue-point="6" svg:d="M3794 15033h1744" svg:viewBox="0 0 1745 1">
          <text:p/>
        </draw:connector>
        <draw:connector draw:style-name="gr4" draw:text-style-name="P1" draw:layer="layout" svg:x1="3.794cm" svg:y1="12.493cm" svg:x2="5.411cm" svg:y2="12.493cm" draw:end-shape="id49" draw:end-glue-point="6" svg:d="M3794 12493h1617" svg:viewBox="0 0 1618 1">
          <text:p/>
        </draw:connector>
        <draw:connector draw:style-name="gr4" draw:text-style-name="P1" draw:layer="layout" svg:x1="3.794cm" svg:y1="9.953cm" svg:x2="5.365cm" svg:y2="9.953cm" draw:end-shape="id50" draw:end-glue-point="6" svg:d="M3794 9953h1571" svg:viewBox="0 0 1572 1">
          <text:p/>
        </draw:connector>
        <draw:connector draw:style-name="gr4" draw:text-style-name="P1" draw:layer="layout" svg:x1="10.48cm" svg:y1="17.576cm" svg:x2="12.06cm" svg:y2="7.433cm" draw:start-shape="id51" draw:start-glue-point="6" draw:end-shape="id52" draw:end-glue-point="0" svg:d="M10480 17576h1580v-10143" svg:viewBox="0 0 1581 10144">
          <text:p/>
        </draw:connector>
        <draw:connector draw:style-name="gr4" draw:text-style-name="P1" draw:layer="layout" svg:x1="6.425cm" svg:y1="15.033cm" svg:x2="7.932cm" svg:y2="15.026cm" draw:start-shape="id48" draw:start-glue-point="4" svg:d="M6425 15033h1004v-7h503" svg:viewBox="0 0 1508 8">
          <text:p/>
        </draw:connector>
        <draw:connector draw:style-name="gr4" draw:text-style-name="P1" draw:layer="layout" svg:x1="6.298cm" svg:y1="12.493cm" svg:x2="7.932cm" svg:y2="12.48cm" draw:start-shape="id49" draw:start-glue-point="4" svg:d="M6298 12493h1068v-13h566" svg:viewBox="0 0 1635 14">
          <text:p/>
        </draw:connector>
        <draw:connector draw:style-name="gr4" draw:text-style-name="P1" draw:layer="layout" svg:x1="6.252cm" svg:y1="9.953cm" svg:x2="7.907cm" svg:y2="9.959cm" draw:start-shape="id50" draw:start-glue-point="4" svg:d="M6252 9953h1078v6h577" svg:viewBox="0 0 1656 7">
          <text:p/>
        </draw:connector>
        <draw:frame draw:style-name="gr5" draw:text-style-name="P1" draw:layer="layout" svg:width="0.411cm" svg:height="0.47cm" svg:x="9.688cm" svg:y="16.76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text-style-name="P1" draw:layer="layout" svg:width="0.728cm" svg:height="1.003cm" svg:x="9.489cm" svg:y="13.86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1" draw:layer="layout" svg:width="0.809cm" svg:height="1.003cm" svg:x="9.389cm" svg:y="11.26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1" draw:layer="layout" svg:width="0.809cm" svg:height="1.003cm" svg:x="9.389cm" svg:y="8.76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3" draw:text-style-name="P3" xml:id="id58" draw:id="id58" draw:layer="layout" svg:width="0.889cm" svg:height="0.889cm" draw:transform="rotate (1.5707963267949) translate (9.4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5" draw:id="id55" draw:layer="layout" svg:width="0.889cm" svg:height="0.889cm" draw:transform="rotate (1.5707963267949) translate (9.4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6" draw:id="id56" draw:layer="layout" svg:width="0.889cm" svg:height="0.889cm" draw:transform="rotate (1.5707963267949) translate (9.5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1" draw:id="id51" draw:layer="layout" svg:width="0.889cm" svg:height="0.889cm" draw:transform="rotate (1.5707963267949) translate (9.5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3" draw:id="id53" draw:layer="layout" svg:width="0.889cm" svg:height="0.889cm" draw:transform="rotate (1.5707963267949) translate (9.478cm 7.89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39cm" svg:y="6.36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6" draw:text-style-name="P4" xml:id="id52" draw:id="id52" draw:layer="layout" draw:type="line" svg:x1="10.367cm" svg:y1="7.452cm" svg:x2="13.754cm" svg:y2="7.415cm" draw:start-shape="id53" draw:start-glue-point="6" svg:d="M10367 7452l3387-37" svg:viewBox="0 0 3388 38">
          <text:p/>
        </draw:connector>
        <draw:connector draw:style-name="gr7" draw:text-style-name="P4" xml:id="id54" draw:id="id54" draw:layer="layout" draw:type="line" svg:x1="7.794cm" svg:y1="8.112cm" svg:x2="7.79cm" svg:y2="7.471cm" draw:start-shape="id44" draw:start-glue-point="0" svg:d="M7794 8112l-4-641" svg:viewBox="0 0 5 642">
          <text:p/>
        </draw:connector>
        <draw:connector draw:style-name="gr7" draw:text-style-name="P4" draw:layer="layout" draw:type="line" svg:x1="7.79cm" svg:y1="7.471cm" svg:x2="9.478cm" svg:y2="7.452cm" draw:start-shape="id54" draw:start-glue-point="3" draw:end-shape="id53" draw:end-glue-point="4" svg:d="M7790 7471l1688-19" svg:viewBox="0 0 1689 20">
          <text:p/>
        </draw:connector>
        <draw:connector draw:style-name="gr7" draw:text-style-name="P4" draw:layer="layout" draw:type="line" svg:x1="7.79cm" svg:y1="7.471cm" svg:x2="2.522cm" svg:y2="7.463cm" draw:start-shape="id54" draw:start-glue-point="3" svg:d="M7790 7471l-5268-8" svg:viewBox="0 0 5269 9">
          <text:p/>
        </draw:connector>
        <draw:connector draw:style-name="gr7" draw:text-style-name="P4" draw:layer="layout" draw:type="line" svg:x1="10.38cm" svg:y1="12.496cm" svg:x2="12.106cm" svg:y2="12.455cm" draw:start-shape="id55" draw:start-glue-point="6" svg:d="M10380 12496l1726-41" svg:viewBox="0 0 1727 42">
          <text:p/>
        </draw:connector>
        <draw:connector draw:style-name="gr7" draw:text-style-name="P4" draw:layer="layout" draw:type="line" svg:x1="11.994cm" svg:y1="15.033cm" svg:x2="10.48cm" svg:y2="15.036cm" draw:end-shape="id56" draw:end-glue-point="6" svg:d="M11994 15033l-1514 3" svg:viewBox="0 0 1515 4">
          <text:p/>
        </draw:connector>
        <draw:connector draw:style-name="gr4" draw:text-style-name="P1" draw:layer="layout" draw:line-skew="-0.657cm" svg:x1="5.611cm" svg:y1="17.535cm" svg:x2="3.795cm" svg:y2="7.463cm" draw:start-shape="id57" draw:start-glue-point="6" svg:d="M5611 17535h-1817v-10072h1" svg:viewBox="0 0 1818 10073">
          <text:p/>
        </draw:connector>
        <draw:connector draw:style-name="gr4" draw:text-style-name="P1" draw:layer="layout" draw:line-skew="0.501cm" svg:x1="9.491cm" svg:y1="12.496cm" svg:x2="7.894cm" svg:y2="12.519cm" draw:start-shape="id55" draw:start-glue-point="4" svg:d="M9491 12496h-548v23h-1049" svg:viewBox="0 0 1598 24">
          <text:p/>
        </draw:connector>
        <draw:connector draw:style-name="gr4" draw:text-style-name="P1" draw:layer="layout" svg:x1="9.591cm" svg:y1="15.036cm" svg:x2="8.144cm" svg:y2="15.026cm" draw:start-shape="id56" draw:start-glue-point="4" svg:d="M9591 15036h-974v-10h-473" svg:viewBox="0 0 1448 11">
          <text:p/>
        </draw:connector>
        <draw:frame draw:style-name="gr5" draw:text-style-name="P1" draw:layer="layout" svg:width="0.512cm" svg:height="1.003cm" svg:x="5.889cm" svg:y="13.86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text-style-name="P1" draw:layer="layout" svg:width="0.822cm" svg:height="1.003cm" svg:x="5.789cm" svg:y="16.365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1" draw:layer="layout" svg:width="0.537cm" svg:height="1.003cm" svg:x="5.789cm" svg:y="11.36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1" draw:layer="layout" svg:width="0.834cm" svg:height="1.003cm" svg:x="5.49cm" svg:y="8.767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" draw:text-style-name="P6" draw:layer="layout" svg:width="0.635cm" svg:height="0.635cm" svg:x="7.468cm" svg:y="7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59" draw:id="id59" draw:layer="layout" svg:width="0.635cm" svg:height="0.635cm" svg:x="7.468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2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4.7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60" draw:id="id60" draw:layer="layout" svg:width="0.635cm" svg:height="0.635cm" svg:x="7.468cm" svg:y="17.2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493cm" svg:y1="9.931cm" svg:x2="8.103cm" svg:y2="9.954cm" draw:start-shape="id58" draw:start-glue-point="4" draw:end-shape="id59" draw:end-glue-point="10" svg:d="M9493 9931h-695v23h-695" svg:viewBox="0 0 1391 24">
          <text:p/>
        </draw:connector>
        <draw:connector draw:style-name="gr4" draw:text-style-name="P1" draw:layer="layout" svg:x1="10.382cm" svg:y1="9.931cm" svg:x2="12.032cm" svg:y2="9.934cm" draw:start-shape="id58" draw:start-glue-point="6" svg:d="M10382 9931h1076v3h574" svg:viewBox="0 0 1651 4">
          <text:p/>
        </draw:connector>
        <draw:connector draw:style-name="gr4" draw:text-style-name="P1" draw:layer="layout" svg:x1="6.498cm" svg:y1="17.535cm" svg:x2="7.468cm" svg:y2="17.554cm" draw:start-shape="id57" draw:start-glue-point="4" draw:end-shape="id60" draw:end-glue-point="6" svg:d="M6498 17535h485v19h485" svg:viewBox="0 0 971 20">
          <text:p/>
        </draw:connector>
        <draw:connector draw:style-name="gr4" draw:text-style-name="P1" draw:layer="layout" svg:x1="9.591cm" svg:y1="17.576cm" svg:x2="8.103cm" svg:y2="17.554cm" draw:start-shape="id51" draw:start-glue-point="4" draw:end-shape="id60" draw:end-glue-point="10" svg:d="M9591 17576h-744v-22h-744" svg:viewBox="0 0 1489 23">
          <text:p/>
        </draw:connector>
      </draw:page>
      <draw:page draw:name="page4" draw:style-name="dp1" draw:master-page-name="Default">
        <draw:custom-shape draw:style-name="gr1" draw:text-style-name="P5" xml:id="id61" draw:id="id61" draw:layer="layout" svg:width="1.143cm" svg:height="1.143cm" svg:x="7.223cm" svg:y="8.11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62" draw:id="id62" draw:layer="layout" svg:width="1.143cm" svg:height="1.143cm" svg:x="7.223cm" svg:y="10.65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65" draw:id="id65" draw:layer="layout" svg:x1="7.794cm" svg:y1="9.255cm" svg:x2="7.794cm" svg:y2="10.652cm" draw:start-shape="id61" draw:start-glue-point="2" draw:end-shape="id62" draw:end-glue-point="0" svg:d="M7794 9255v1397" svg:viewBox="0 0 1 1398">
          <text:p/>
        </draw:connector>
        <draw:connector draw:style-name="gr4" draw:text-style-name="P1" xml:id="id63" draw:id="id63" draw:layer="layout" svg:x1="7.794cm" svg:y1="11.795cm" svg:x2="7.788cm" svg:y2="12.505cm" draw:start-shape="id62" draw:start-glue-point="2" svg:d="M7794 11795v605h-6v105" svg:viewBox="0 0 7 711">
          <text:p/>
        </draw:connector>
        <draw:custom-shape draw:style-name="gr3" draw:text-style-name="P3" xml:id="id64" draw:id="id64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66" draw:id="id66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7.788cm" svg:y1="12.505cm" svg:x2="9.511cm" svg:y2="12.493cm" draw:start-shape="id63" draw:start-glue-point="3" draw:end-shape="id64" draw:end-glue-point="6" svg:d="M7788 12505v52h863v-64h860" svg:viewBox="0 0 1724 65">
          <text:p/>
        </draw:connector>
        <draw:connector draw:style-name="gr4" draw:text-style-name="P1" draw:layer="layout" svg:x1="7.794cm" svg:y1="9.953cm" svg:x2="9.465cm" svg:y2="9.953cm" draw:start-shape="id65" draw:start-glue-point="0" draw:end-shape="id66" draw:end-glue-point="6" svg:d="M7794 9953h1671" svg:viewBox="0 0 1672 1">
          <text:p/>
        </draw:connector>
        <draw:connector draw:style-name="gr4" draw:text-style-name="P1" xml:id="id67" draw:id="id67" draw:layer="layout" svg:x1="10.398cm" svg:y1="12.493cm" svg:x2="11.957cm" svg:y2="12.48cm" draw:start-shape="id64" draw:start-glue-point="4" svg:d="M10398 12493h1030v-13h529" svg:viewBox="0 0 1560 14">
          <text:p/>
        </draw:connector>
        <draw:custom-shape draw:style-name="gr2" draw:text-style-name="P6" xml:id="id68" draw:id="id68" draw:layer="layout" svg:width="0.635cm" svg:height="0.635cm" svg:x="11.668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57cm" svg:y1="12.48cm" svg:x2="11.986cm" svg:y2="10.271cm" draw:start-shape="id67" draw:start-glue-point="3" draw:end-shape="id68" draw:end-glue-point="8" svg:d="M11957 12480v-1104h29v-1105" svg:viewBox="0 0 30 2210">
          <text:p/>
        </draw:connector>
        <draw:connector draw:style-name="gr4" draw:text-style-name="P1" draw:layer="layout" svg:x1="10.352cm" svg:y1="9.953cm" svg:x2="11.668cm" svg:y2="9.954cm" draw:start-shape="id66" draw:start-glue-point="4" draw:end-shape="id68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68" draw:start-glue-point="4" draw:end-shape="id69" draw:end-glue-point="8" svg:d="M11986 9636v-1884" svg:viewBox="0 0 1 1885">
          <text:p/>
        </draw:connector>
        <draw:frame draw:style-name="gr5" draw:text-style-name="P1" draw:layer="layout" svg:width="0.809cm" svg:height="1.003cm" svg:x="9.789cm" svg:y="11.36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3" draw:text-style-name="P3" xml:id="id73" draw:id="id73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74" draw:id="id74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76" draw:id="id76" draw:layer="layout" svg:width="0.635cm" svg:height="0.635cm" svg:x="3.667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72" draw:id="id72" draw:layer="layout" svg:width="0.635cm" svg:height="0.635cm" svg:x="3.668cm" svg:y="7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69" draw:id="id69" draw:layer="layout" svg:width="0.635cm" svg:height="0.635cm" svg:x="11.668cm" svg:y="7.117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0" draw:id="id70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onnector draw:style-name="gr6" draw:text-style-name="P4" draw:layer="layout" draw:type="line" svg:x1="12.303cm" svg:y1="7.435cm" svg:x2="14.153cm" svg:y2="7.413cm" draw:start-shape="id69" draw:start-glue-point="10" svg:d="M12303 7435l1850-22" svg:viewBox="0 0 1851 23">
          <text:p/>
        </draw:connector>
        <draw:connector draw:style-name="gr7" draw:text-style-name="P4" draw:layer="layout" draw:type="line" svg:x1="10.352cm" svg:y1="7.454cm" svg:x2="11.668cm" svg:y2="7.435cm" draw:start-shape="id70" draw:start-glue-point="4" draw:end-shape="id69" draw:end-glue-point="6" svg:d="M10352 7454l1316-19" svg:viewBox="0 0 1317 20">
          <text:p/>
        </draw:connector>
        <draw:connector draw:style-name="gr7" draw:text-style-name="P4" xml:id="id71" draw:id="id71" draw:layer="layout" draw:type="line" svg:x1="7.794cm" svg:y1="8.112cm" svg:x2="7.79cm" svg:y2="7.471cm" draw:start-shape="id61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71" draw:start-glue-point="3" draw:end-shape="id70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71" draw:start-glue-point="3" draw:end-shape="id72" draw:end-glue-point="10" svg:d="M7790 7471l-3487-17" svg:viewBox="0 0 3488 18">
          <text:p/>
        </draw:connector>
        <draw:connector draw:style-name="gr7" draw:text-style-name="P4" xml:id="id94" draw:id="id94" draw:layer="layout" draw:type="line" svg:x1="3.668cm" svg:y1="7.454cm" svg:x2="2.497cm" svg:y2="7.463cm" draw:start-shape="id72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73" draw:start-glue-point="6" draw:end-shape="id65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88cm" svg:y2="12.505cm" draw:start-shape="id74" draw:start-glue-point="6" draw:end-shape="id63" draw:end-glue-point="3" svg:d="M6180 12496l1608 9" svg:viewBox="0 0 1609 10">
          <text:p/>
        </draw:connector>
        <draw:connector draw:style-name="gr4" draw:text-style-name="P1" draw:layer="layout" draw:line-skew="0.555cm" svg:x1="3.994cm" svg:y1="12.505cm" svg:x2="3.985cm" svg:y2="10.271cm" draw:start-shape="id75" draw:start-glue-point="3" draw:end-shape="id76" draw:end-glue-point="8" svg:d="M3994 12505h54v-1121h-63v-1113" svg:viewBox="0 0 64 2235">
          <text:p/>
        </draw:connector>
        <draw:connector draw:style-name="gr4" draw:text-style-name="P1" draw:layer="layout" svg:x1="3.985cm" svg:y1="9.636cm" svg:x2="3.986cm" svg:y2="7.771cm" draw:start-shape="id76" draw:start-glue-point="4" draw:end-shape="id72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73" draw:start-glue-point="4" draw:end-shape="id76" draw:end-glue-point="10" svg:d="M5293 9931h-496v23h-495" svg:viewBox="0 0 992 24">
          <text:p/>
        </draw:connector>
        <draw:connector draw:style-name="gr4" draw:text-style-name="P1" xml:id="id75" draw:id="id75" draw:layer="layout" svg:x1="5.291cm" svg:y1="12.496cm" svg:x2="3.994cm" svg:y2="12.505cm" draw:start-shape="id74" draw:start-glue-point="4" svg:d="M5291 12496h-899v9h-398" svg:viewBox="0 0 1298 10">
          <text:p/>
        </draw:connector>
        <draw:frame draw:style-name="gr5" draw:text-style-name="P1" draw:layer="layout" svg:width="0.537cm" svg:height="1.003cm" svg:x="5.189cm" svg:y="11.366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" draw:text-style-name="P5" xml:id="id77" draw:id="id77" draw:layer="layout" svg:width="1.143cm" svg:height="1.143cm" svg:x="7.223cm" svg:y="15.91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78" draw:id="id78" draw:layer="layout" svg:width="1.143cm" svg:height="1.143cm" svg:x="7.223cm" svg:y="18.45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81" draw:id="id81" draw:layer="layout" svg:x1="7.794cm" svg:y1="17.056cm" svg:x2="7.794cm" svg:y2="18.453cm" draw:start-shape="id77" draw:start-glue-point="2" draw:end-shape="id78" draw:end-glue-point="0" svg:d="M7794 17056v1397" svg:viewBox="0 0 1 1398">
          <text:p/>
        </draw:connector>
        <draw:connector draw:style-name="gr4" draw:text-style-name="P1" xml:id="id79" draw:id="id79" draw:layer="layout" svg:x1="7.794cm" svg:y1="19.596cm" svg:x2="7.788cm" svg:y2="20.306cm" draw:start-shape="id78" draw:start-glue-point="2" svg:d="M7794 19596v605h-6v105" svg:viewBox="0 0 7 711">
          <text:p/>
        </draw:connector>
        <draw:custom-shape draw:style-name="gr3" draw:text-style-name="P3" xml:id="id80" draw:id="id80" draw:layer="layout" svg:width="0.889cm" svg:height="0.889cm" draw:transform="rotate (-1.5707963267949) translate (10.398cm 19.8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82" draw:id="id82" draw:layer="layout" svg:width="0.889cm" svg:height="0.889cm" draw:transform="rotate (-1.5707963267949) translate (10.352cm 17.3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7.788cm" svg:y1="20.306cm" svg:x2="9.511cm" svg:y2="20.294cm" draw:start-shape="id79" draw:start-glue-point="3" draw:end-shape="id80" draw:end-glue-point="6" svg:d="M7788 20306v52h863v-64h860" svg:viewBox="0 0 1724 65">
          <text:p/>
        </draw:connector>
        <draw:connector draw:style-name="gr4" draw:text-style-name="P1" draw:layer="layout" svg:x1="7.794cm" svg:y1="17.754cm" svg:x2="9.465cm" svg:y2="17.754cm" draw:start-shape="id81" draw:start-glue-point="0" draw:end-shape="id82" draw:end-glue-point="6" svg:d="M7794 17754h1671" svg:viewBox="0 0 1672 1">
          <text:p/>
        </draw:connector>
        <draw:connector draw:style-name="gr4" draw:text-style-name="P1" xml:id="id83" draw:id="id83" draw:layer="layout" svg:x1="10.398cm" svg:y1="20.294cm" svg:x2="11.907cm" svg:y2="20.293cm" draw:start-shape="id80" draw:start-glue-point="4" svg:d="M10398 20294h1005v-1h504" svg:viewBox="0 0 1510 2">
          <text:p/>
        </draw:connector>
        <draw:custom-shape draw:style-name="gr2" draw:text-style-name="P6" xml:id="id84" draw:id="id84" draw:layer="layout" svg:width="0.635cm" svg:height="0.635cm" svg:x="11.668cm" svg:y="17.4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0.105cm" svg:x1="11.907cm" svg:y1="20.293cm" svg:x2="11.986cm" svg:y2="18.072cm" draw:start-shape="id83" draw:start-glue-point="3" draw:end-shape="id84" draw:end-glue-point="8" svg:d="M11907 20293v-1005h79v-1216" svg:viewBox="0 0 80 2222">
          <text:p/>
        </draw:connector>
        <draw:connector draw:style-name="gr4" draw:text-style-name="P1" draw:layer="layout" svg:x1="10.352cm" svg:y1="17.754cm" svg:x2="11.668cm" svg:y2="17.755cm" draw:start-shape="id82" draw:start-glue-point="4" draw:end-shape="id84" draw:end-glue-point="6" svg:d="M10352 17754h658v1h658" svg:viewBox="0 0 1317 2">
          <text:p/>
        </draw:connector>
        <draw:connector draw:style-name="gr4" draw:text-style-name="P1" draw:layer="layout" svg:x1="11.986cm" svg:y1="17.437cm" svg:x2="11.986cm" svg:y2="15.553cm" draw:start-shape="id84" draw:start-glue-point="4" draw:end-shape="id85" draw:end-glue-point="8" svg:d="M11986 17437v-1884" svg:viewBox="0 0 1 1885">
          <text:p/>
        </draw:connector>
        <draw:frame draw:style-name="gr5" draw:text-style-name="P1" draw:layer="layout" svg:width="0.829cm" svg:height="1.003cm" svg:x="9.789cm" svg:y="19.16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text-style-name="P1" draw:layer="layout" svg:width="0.809cm" svg:height="1.003cm" svg:x="9.589cm" svg:y="16.56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3" draw:text-style-name="P3" xml:id="id89" draw:id="id89" draw:layer="layout" svg:width="0.889cm" svg:height="0.889cm" draw:transform="rotate (1.5707963267949) translate (5.293cm 18.17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0" draw:id="id90" draw:layer="layout" svg:width="0.889cm" svg:height="0.889cm" draw:transform="rotate (1.5707963267949) translate (5.291cm 20.73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91" draw:id="id91" draw:layer="layout" svg:width="0.635cm" svg:height="0.635cm" svg:x="3.667cm" svg:y="17.4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8" draw:id="id88" draw:layer="layout" svg:width="0.635cm" svg:height="0.635cm" svg:x="3.668cm" svg:y="14.9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5" draw:id="id85" draw:layer="layout" svg:width="0.635cm" svg:height="0.635cm" svg:x="11.668cm" svg:y="14.918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6" draw:id="id86" draw:layer="layout" svg:width="0.889cm" svg:height="0.889cm" draw:transform="rotate (-1.5707963267949) translate (10.352cm 14.81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35cm" svg:height="1.003cm" svg:x="9.89cm" svg:y="14.16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7" draw:text-style-name="P4" draw:layer="layout" draw:type="line" svg:x1="10.352cm" svg:y1="15.255cm" svg:x2="11.668cm" svg:y2="15.236cm" draw:start-shape="id86" draw:start-glue-point="4" draw:end-shape="id85" draw:end-glue-point="6" svg:d="M10352 15255l1316-19" svg:viewBox="0 0 1317 20">
          <text:p/>
        </draw:connector>
        <draw:connector draw:style-name="gr7" draw:text-style-name="P4" xml:id="id87" draw:id="id87" draw:layer="layout" draw:type="line" svg:x1="7.794cm" svg:y1="15.913cm" svg:x2="7.79cm" svg:y2="15.272cm" draw:start-shape="id77" draw:start-glue-point="0" svg:d="M7794 15913l-4-641" svg:viewBox="0 0 5 642">
          <text:p/>
        </draw:connector>
        <draw:connector draw:style-name="gr7" draw:text-style-name="P4" draw:layer="layout" draw:type="line" svg:x1="7.79cm" svg:y1="15.272cm" svg:x2="9.465cm" svg:y2="15.255cm" draw:start-shape="id87" draw:start-glue-point="3" draw:end-shape="id86" draw:end-glue-point="6" svg:d="M7790 15272l1675-17" svg:viewBox="0 0 1676 18">
          <text:p/>
        </draw:connector>
        <draw:connector draw:style-name="gr7" draw:text-style-name="P4" draw:layer="layout" draw:type="line" svg:x1="7.79cm" svg:y1="15.272cm" svg:x2="4.303cm" svg:y2="15.255cm" draw:start-shape="id87" draw:start-glue-point="3" draw:end-shape="id88" draw:end-glue-point="10" svg:d="M7790 15272l-3487-17" svg:viewBox="0 0 3488 18">
          <text:p/>
        </draw:connector>
        <draw:connector draw:style-name="gr7" draw:text-style-name="P4" draw:layer="layout" draw:type="line" svg:x1="6.182cm" svg:y1="17.732cm" svg:x2="7.794cm" svg:y2="17.754cm" draw:start-shape="id89" draw:start-glue-point="6" draw:end-shape="id81" draw:end-glue-point="0" svg:d="M6182 17732l1612 22" svg:viewBox="0 0 1613 23">
          <text:p/>
        </draw:connector>
        <draw:connector draw:style-name="gr7" draw:text-style-name="P4" draw:layer="layout" draw:type="line" svg:x1="6.18cm" svg:y1="20.297cm" svg:x2="7.788cm" svg:y2="20.306cm" draw:start-shape="id90" draw:start-glue-point="6" draw:end-shape="id79" draw:end-glue-point="3" svg:d="M6180 20297l1608 9" svg:viewBox="0 0 1609 10">
          <text:p/>
        </draw:connector>
        <draw:connector draw:style-name="gr4" draw:text-style-name="P1" xml:id="id92" draw:id="id92" draw:layer="layout" svg:x1="3.994cm" svg:y1="20.318cm" svg:x2="3.985cm" svg:y2="18.072cm" draw:end-shape="id91" draw:end-glue-point="8" svg:d="M3994 20318v-872h-9v-1374" svg:viewBox="0 0 10 2247">
          <text:p/>
        </draw:connector>
        <draw:connector draw:style-name="gr4" draw:text-style-name="P1" draw:layer="layout" svg:x1="3.985cm" svg:y1="17.437cm" svg:x2="3.986cm" svg:y2="15.572cm" draw:start-shape="id91" draw:start-glue-point="4" draw:end-shape="id88" draw:end-glue-point="8" svg:d="M3985 17437v-933h1v-932" svg:viewBox="0 0 2 1866">
          <text:p/>
        </draw:connector>
        <draw:connector draw:style-name="gr4" draw:text-style-name="P1" draw:layer="layout" svg:x1="5.293cm" svg:y1="17.732cm" svg:x2="4.302cm" svg:y2="17.755cm" draw:start-shape="id89" draw:start-glue-point="4" draw:end-shape="id91" draw:end-glue-point="10" svg:d="M5293 17732h-496v23h-495" svg:viewBox="0 0 992 24">
          <text:p/>
        </draw:connector>
        <draw:connector draw:style-name="gr4" draw:text-style-name="P1" draw:layer="layout" svg:x1="5.291cm" svg:y1="20.297cm" svg:x2="3.994cm" svg:y2="20.318cm" draw:start-shape="id90" draw:start-glue-point="4" draw:end-shape="id92" draw:end-glue-point="2" svg:d="M5291 20297h-649v21h-648" svg:viewBox="0 0 1298 22">
          <text:p/>
        </draw:connector>
        <draw:frame draw:style-name="gr5" draw:text-style-name="P1" draw:layer="layout" svg:width="0.515cm" svg:height="1.003cm" svg:x="5.189cm" svg:y="19.1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5" draw:text-style-name="P1" draw:layer="layout" svg:width="0.834cm" svg:height="1.003cm" svg:x="5.19cm" svg:y="16.568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onnector draw:style-name="gr4" draw:text-style-name="P1" draw:layer="layout" svg:x1="12.303cm" svg:y1="15.236cm" svg:x2="13.086cm" svg:y2="7.752cm" draw:start-shape="id85" draw:start-glue-point="10" draw:end-shape="id93" draw:end-glue-point="8" svg:d="M12303 15236h783v-7484" svg:viewBox="0 0 784 7485">
          <text:p/>
        </draw:connector>
        <draw:connector draw:style-name="gr4" draw:text-style-name="P1" draw:layer="layout" svg:x1="3.668cm" svg:y1="15.255cm" svg:x2="3.082cm" svg:y2="7.458cm" draw:start-shape="id88" draw:start-glue-point="6" draw:end-shape="id94" draw:end-glue-point="0" svg:d="M3668 15255h-586v-7797" svg:viewBox="0 0 587 7798">
          <text:p/>
        </draw:connector>
        <draw:custom-shape draw:style-name="gr2" draw:text-style-name="P6" xml:id="id93" draw:id="id93" draw:layer="layout" svg:width="0.635cm" svg:height="0.635cm" svg:x="12.768cm" svg:y="7.117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" draw:text-style-name="P5" xml:id="id95" draw:id="id95" draw:layer="layout" svg:width="1.143cm" svg:height="1.143cm" svg:x="5.723cm" svg:y="8.11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96" draw:id="id96" draw:layer="layout" svg:width="1.143cm" svg:height="1.143cm" svg:x="5.723cm" svg:y="10.65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99" draw:id="id99" draw:layer="layout" svg:x1="6.294cm" svg:y1="9.255cm" svg:x2="6.294cm" svg:y2="10.652cm" draw:start-shape="id95" draw:start-glue-point="2" draw:end-shape="id96" draw:end-glue-point="0" svg:d="M6294 9255v1397" svg:viewBox="0 0 1 1398">
          <text:p/>
        </draw:connector>
        <draw:connector draw:style-name="gr4" draw:text-style-name="P1" xml:id="id97" draw:id="id97" draw:layer="layout" svg:x1="6.294cm" svg:y1="11.795cm" svg:x2="6.288cm" svg:y2="12.505cm" draw:start-shape="id96" draw:start-glue-point="2" svg:d="M6294 11795v605h-6v105" svg:viewBox="0 0 7 711">
          <text:p/>
        </draw:connector>
        <draw:custom-shape draw:style-name="gr3" draw:text-style-name="P3" xml:id="id98" draw:id="id98" draw:layer="layout" svg:width="0.889cm" svg:height="0.889cm" draw:transform="rotate (-1.5707963267949) translate (8.8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00" draw:id="id100" draw:layer="layout" svg:width="0.889cm" svg:height="0.889cm" draw:transform="rotate (-1.5707963267949) translate (8.8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6.288cm" svg:y1="12.505cm" svg:x2="8.011cm" svg:y2="12.493cm" draw:start-shape="id97" draw:start-glue-point="3" draw:end-shape="id98" draw:end-glue-point="6" svg:d="M6288 12505v52h863v-64h860" svg:viewBox="0 0 1724 65">
          <text:p/>
        </draw:connector>
        <draw:connector draw:style-name="gr4" draw:text-style-name="P1" draw:layer="layout" svg:x1="6.294cm" svg:y1="9.953cm" svg:x2="7.965cm" svg:y2="9.953cm" draw:start-shape="id99" draw:start-glue-point="0" draw:end-shape="id100" draw:end-glue-point="6" svg:d="M6294 9953h1671" svg:viewBox="0 0 1672 1">
          <text:p/>
        </draw:connector>
        <draw:connector draw:style-name="gr4" draw:text-style-name="P1" draw:layer="layout" draw:line-skew="0cm -0.449cm" svg:x1="8.898cm" svg:y1="12.493cm" svg:x2="10.509cm" svg:y2="12.505cm" draw:start-shape="id98" draw:start-glue-point="4" draw:end-shape="id101" draw:end-glue-point="2" svg:d="M8898 12493h794v64h817v-52" svg:viewBox="0 0 1612 65">
          <text:p/>
        </draw:connector>
        <draw:custom-shape draw:style-name="gr2" draw:text-style-name="P6" xml:id="id102" draw:id="id102" draw:layer="layout" svg:width="0.635cm" svg:height="0.635cm" svg:x="10.168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01" draw:id="id101" draw:layer="layout" svg:x1="10.509cm" svg:y1="12.505cm" svg:x2="10.486cm" svg:y2="10.271cm" draw:end-shape="id102" draw:end-glue-point="8" svg:d="M10509 12505v-866h-23v-1368" svg:viewBox="0 0 24 2235">
          <text:p/>
        </draw:connector>
        <draw:connector draw:style-name="gr4" draw:text-style-name="P1" draw:layer="layout" svg:x1="8.852cm" svg:y1="9.953cm" svg:x2="10.168cm" svg:y2="9.954cm" draw:start-shape="id100" draw:start-glue-point="4" draw:end-shape="id102" draw:end-glue-point="6" svg:d="M8852 9953h658v1h658" svg:viewBox="0 0 1317 2">
          <text:p/>
        </draw:connector>
        <draw:connector draw:style-name="gr4" draw:text-style-name="P1" draw:layer="layout" svg:x1="10.486cm" svg:y1="9.636cm" svg:x2="10.486cm" svg:y2="7.752cm" draw:start-shape="id102" draw:start-glue-point="4" draw:end-shape="id103" draw:end-glue-point="8" svg:d="M10486 9636v-1884" svg:viewBox="0 0 1 1885">
          <text:p/>
        </draw:connector>
        <draw:frame draw:style-name="gr5" draw:text-style-name="P1" draw:layer="layout" svg:width="0.809cm" svg:height="1.003cm" svg:x="8.289cm" svg:y="11.364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5" draw:text-style-name="P1" draw:layer="layout" svg:width="0.809cm" svg:height="1.003cm" svg:x="8.089cm" svg:y="8.764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3" draw:text-style-name="P3" xml:id="id108" draw:id="id108" draw:layer="layout" svg:width="0.889cm" svg:height="0.889cm" draw:transform="rotate (1.5707963267949) translate (3.7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09" draw:id="id109" draw:layer="layout" svg:width="0.889cm" svg:height="0.889cm" draw:transform="rotate (1.5707963267949) translate (3.7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10" draw:id="id110" draw:layer="layout" svg:width="0.635cm" svg:height="0.635cm" svg:x="2.167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7" draw:id="id107" draw:layer="layout" svg:width="0.635cm" svg:height="0.635cm" svg:x="2.168cm" svg:y="7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3" draw:id="id103" draw:layer="layout" svg:width="0.635cm" svg:height="0.635cm" svg:x="10.168cm" svg:y="7.117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5" draw:id="id105" draw:layer="layout" svg:width="0.889cm" svg:height="0.889cm" draw:transform="rotate (-1.5707963267949) translate (8.8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8.49cm" svg:y="6.36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onnector draw:style-name="gr6" draw:text-style-name="P4" draw:layer="layout" draw:type="line" svg:x1="19.703cm" svg:y1="7.436cm" svg:x2="20.593cm" svg:y2="7.413cm" draw:start-shape="id104" draw:start-glue-point="10" svg:d="M19703 7436l890-23" svg:viewBox="0 0 891 24">
          <text:p/>
        </draw:connector>
        <draw:connector draw:style-name="gr7" draw:text-style-name="P4" draw:layer="layout" draw:type="line" svg:x1="8.852cm" svg:y1="7.454cm" svg:x2="10.168cm" svg:y2="7.435cm" draw:start-shape="id105" draw:start-glue-point="4" draw:end-shape="id103" draw:end-glue-point="6" svg:d="M8852 7454l1316-19" svg:viewBox="0 0 1317 20">
          <text:p/>
        </draw:connector>
        <draw:connector draw:style-name="gr7" draw:text-style-name="P4" xml:id="id106" draw:id="id106" draw:layer="layout" draw:type="line" svg:x1="6.294cm" svg:y1="8.112cm" svg:x2="6.29cm" svg:y2="7.471cm" draw:start-shape="id95" draw:start-glue-point="0" svg:d="M6294 8112l-4-641" svg:viewBox="0 0 5 642">
          <text:p/>
        </draw:connector>
        <draw:connector draw:style-name="gr7" draw:text-style-name="P4" draw:layer="layout" draw:type="line" svg:x1="6.29cm" svg:y1="7.471cm" svg:x2="7.965cm" svg:y2="7.454cm" draw:start-shape="id106" draw:start-glue-point="3" draw:end-shape="id105" draw:end-glue-point="6" svg:d="M6290 7471l1675-17" svg:viewBox="0 0 1676 18">
          <text:p/>
        </draw:connector>
        <draw:connector draw:style-name="gr7" draw:text-style-name="P4" draw:layer="layout" draw:type="line" svg:x1="6.29cm" svg:y1="7.471cm" svg:x2="2.803cm" svg:y2="7.454cm" draw:start-shape="id106" draw:start-glue-point="3" draw:end-shape="id107" draw:end-glue-point="10" svg:d="M6290 7471l-3487-17" svg:viewBox="0 0 3488 18">
          <text:p/>
        </draw:connector>
        <draw:connector draw:style-name="gr7" draw:text-style-name="P4" draw:layer="layout" draw:type="line" svg:x1="2.168cm" svg:y1="7.454cm" svg:x2="0.997cm" svg:y2="7.463cm" draw:start-shape="id107" draw:start-glue-point="6" svg:d="M2168 7454l-1171 9" svg:viewBox="0 0 1172 10">
          <text:p/>
        </draw:connector>
        <draw:connector draw:style-name="gr7" draw:text-style-name="P4" draw:layer="layout" draw:type="line" svg:x1="4.682cm" svg:y1="9.931cm" svg:x2="6.294cm" svg:y2="9.953cm" draw:start-shape="id108" draw:start-glue-point="6" draw:end-shape="id99" draw:end-glue-point="0" svg:d="M4682 9931l1612 22" svg:viewBox="0 0 1613 23">
          <text:p/>
        </draw:connector>
        <draw:connector draw:style-name="gr7" draw:text-style-name="P4" draw:layer="layout" draw:type="line" svg:x1="4.68cm" svg:y1="12.496cm" svg:x2="6.288cm" svg:y2="12.505cm" draw:start-shape="id109" draw:start-glue-point="6" draw:end-shape="id97" draw:end-glue-point="3" svg:d="M4680 12496l1608 9" svg:viewBox="0 0 1609 10">
          <text:p/>
        </draw:connector>
        <draw:connector draw:style-name="gr4" draw:text-style-name="P1" xml:id="id111" draw:id="id111" draw:layer="layout" svg:x1="2.497cm" svg:y1="12.43cm" svg:x2="2.485cm" svg:y2="10.271cm" draw:end-shape="id110" draw:end-glue-point="8" svg:d="M2497 12430v-829h-12v-1330" svg:viewBox="0 0 13 2160">
          <text:p/>
        </draw:connector>
        <draw:connector draw:style-name="gr4" draw:text-style-name="P1" draw:layer="layout" svg:x1="2.485cm" svg:y1="9.636cm" svg:x2="2.486cm" svg:y2="7.771cm" draw:start-shape="id110" draw:start-glue-point="4" draw:end-shape="id107" draw:end-glue-point="8" svg:d="M2485 9636v-933h1v-932" svg:viewBox="0 0 2 1866">
          <text:p/>
        </draw:connector>
        <draw:connector draw:style-name="gr4" draw:text-style-name="P1" draw:layer="layout" svg:x1="3.793cm" svg:y1="9.931cm" svg:x2="2.802cm" svg:y2="9.954cm" draw:start-shape="id108" draw:start-glue-point="4" draw:end-shape="id110" draw:end-glue-point="10" svg:d="M3793 9931h-496v23h-495" svg:viewBox="0 0 992 24">
          <text:p/>
        </draw:connector>
        <draw:connector draw:style-name="gr4" draw:text-style-name="P1" draw:layer="layout" svg:x1="3.791cm" svg:y1="12.496cm" svg:x2="2.497cm" svg:y2="12.43cm" draw:start-shape="id109" draw:start-glue-point="4" draw:end-shape="id111" draw:end-glue-point="2" svg:d="M3791 12496h-647v-66h-647" svg:viewBox="0 0 1295 67">
          <text:p/>
        </draw:connector>
        <draw:frame draw:style-name="gr5" draw:text-style-name="P1" draw:layer="layout" svg:width="0.537cm" svg:height="1.003cm" svg:x="3.689cm" svg:y="11.36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" draw:text-style-name="P1" draw:layer="layout" svg:width="0.834cm" svg:height="1.003cm" svg:x="3.69cm" svg:y="8.7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1" draw:text-style-name="P5" xml:id="id112" draw:id="id112" draw:layer="layout" svg:width="1.143cm" svg:height="1.143cm" svg:x="14.623cm" svg:y="8.11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13" draw:id="id113" draw:layer="layout" svg:width="1.143cm" svg:height="1.143cm" svg:x="14.623cm" svg:y="10.65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116" draw:id="id116" draw:layer="layout" svg:x1="15.194cm" svg:y1="9.256cm" svg:x2="15.194cm" svg:y2="10.653cm" draw:start-shape="id112" draw:start-glue-point="2" draw:end-shape="id113" draw:end-glue-point="0" svg:d="M15194 9256v1397" svg:viewBox="0 0 1 1398">
          <text:p/>
        </draw:connector>
        <draw:connector draw:style-name="gr4" draw:text-style-name="P1" xml:id="id114" draw:id="id114" draw:layer="layout" svg:x1="15.194cm" svg:y1="11.796cm" svg:x2="15.188cm" svg:y2="12.506cm" draw:start-shape="id113" draw:start-glue-point="2" svg:d="M15194 11796v605h-6v105" svg:viewBox="0 0 7 711">
          <text:p/>
        </draw:connector>
        <draw:custom-shape draw:style-name="gr3" draw:text-style-name="P3" xml:id="id115" draw:id="id115" draw:layer="layout" svg:width="0.889cm" svg:height="0.889cm" draw:transform="rotate (-1.5707963267949) translate (17.798cm 12.0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17" draw:id="id117" draw:layer="layout" svg:width="0.889cm" svg:height="0.889cm" draw:transform="rotate (-1.5707963267949) translate (17.752cm 9.5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15.188cm" svg:y1="12.506cm" svg:x2="16.911cm" svg:y2="12.494cm" draw:start-shape="id114" draw:start-glue-point="3" draw:end-shape="id115" draw:end-glue-point="6" svg:d="M15188 12506v52h863v-64h860" svg:viewBox="0 0 1724 65">
          <text:p/>
        </draw:connector>
        <draw:connector draw:style-name="gr4" draw:text-style-name="P1" draw:layer="layout" svg:x1="15.194cm" svg:y1="9.954cm" svg:x2="16.865cm" svg:y2="9.954cm" draw:start-shape="id116" draw:start-glue-point="0" draw:end-shape="id117" draw:end-glue-point="6" svg:d="M15194 9954h1671" svg:viewBox="0 0 1672 1">
          <text:p/>
        </draw:connector>
        <draw:connector draw:style-name="gr4" draw:text-style-name="P1" xml:id="id118" draw:id="id118" draw:layer="layout" svg:x1="17.798cm" svg:y1="12.494cm" svg:x2="19.37cm" svg:y2="12.48cm" draw:start-shape="id115" draw:start-glue-point="4" svg:d="M17798 12494h1037v-14h535" svg:viewBox="0 0 1573 15">
          <text:p/>
        </draw:connector>
        <draw:custom-shape draw:style-name="gr2" draw:text-style-name="P6" xml:id="id119" draw:id="id119" draw:layer="layout" svg:width="0.635cm" svg:height="0.635cm" svg:x="19.068cm" svg:y="9.6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9.37cm" svg:y1="12.48cm" svg:x2="19.386cm" svg:y2="10.272cm" draw:start-shape="id118" draw:start-glue-point="3" draw:end-shape="id119" draw:end-glue-point="8" svg:d="M19370 12480v-1104h16v-1104" svg:viewBox="0 0 17 2209">
          <text:p/>
        </draw:connector>
        <draw:connector draw:style-name="gr4" draw:text-style-name="P1" draw:layer="layout" svg:x1="17.752cm" svg:y1="9.954cm" svg:x2="19.068cm" svg:y2="9.955cm" draw:start-shape="id117" draw:start-glue-point="4" draw:end-shape="id119" draw:end-glue-point="6" svg:d="M17752 9954h658v1h658" svg:viewBox="0 0 1317 2">
          <text:p/>
        </draw:connector>
        <draw:connector draw:style-name="gr4" draw:text-style-name="P1" draw:layer="layout" svg:x1="19.386cm" svg:y1="9.637cm" svg:x2="19.386cm" svg:y2="7.753cm" draw:start-shape="id119" draw:start-glue-point="4" draw:end-shape="id104" draw:end-glue-point="8" svg:d="M19386 9637v-1884" svg:viewBox="0 0 1 1885">
          <text:p/>
        </draw:connector>
        <draw:frame draw:style-name="gr5" draw:text-style-name="P1" draw:layer="layout" svg:width="0.829cm" svg:height="1.003cm" svg:x="17.189cm" svg:y="11.365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text-style-name="P1" draw:layer="layout" svg:width="0.809cm" svg:height="1.003cm" svg:x="16.989cm" svg:y="8.76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3" draw:text-style-name="P3" xml:id="id123" draw:id="id123" draw:layer="layout" svg:width="0.889cm" svg:height="0.889cm" draw:transform="rotate (1.5707963267949) translate (12.693cm 10.37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24" draw:id="id124" draw:layer="layout" svg:width="0.889cm" svg:height="0.889cm" draw:transform="rotate (1.5707963267949) translate (12.691cm 12.93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26" draw:id="id126" draw:layer="layout" svg:width="0.635cm" svg:height="0.635cm" svg:x="11.067cm" svg:y="9.6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22" draw:id="id122" draw:layer="layout" svg:width="0.635cm" svg:height="0.635cm" svg:x="11.068cm" svg:y="7.1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4" draw:id="id104" draw:layer="layout" svg:width="0.635cm" svg:height="0.635cm" svg:x="19.068cm" svg:y="7.118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0" draw:id="id120" draw:layer="layout" svg:width="0.889cm" svg:height="0.889cm" draw:transform="rotate (-1.5707963267949) translate (17.752cm 7.01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35cm" svg:height="1.003cm" svg:x="17.256cm" svg:y="6.3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onnector draw:style-name="gr7" draw:text-style-name="P4" draw:layer="layout" draw:type="line" svg:x1="17.752cm" svg:y1="7.455cm" svg:x2="19.068cm" svg:y2="7.436cm" draw:start-shape="id120" draw:start-glue-point="4" draw:end-shape="id104" draw:end-glue-point="6" svg:d="M17752 7455l1316-19" svg:viewBox="0 0 1317 20">
          <text:p/>
        </draw:connector>
        <draw:connector draw:style-name="gr7" draw:text-style-name="P4" xml:id="id121" draw:id="id121" draw:layer="layout" draw:type="line" svg:x1="15.194cm" svg:y1="8.113cm" svg:x2="15.19cm" svg:y2="7.472cm" draw:start-shape="id112" draw:start-glue-point="0" svg:d="M15194 8113l-4-641" svg:viewBox="0 0 5 642">
          <text:p/>
        </draw:connector>
        <draw:connector draw:style-name="gr7" draw:text-style-name="P4" draw:layer="layout" draw:type="line" svg:x1="15.19cm" svg:y1="7.472cm" svg:x2="16.865cm" svg:y2="7.455cm" draw:start-shape="id121" draw:start-glue-point="3" draw:end-shape="id120" draw:end-glue-point="6" svg:d="M15190 7472l1675-17" svg:viewBox="0 0 1676 18">
          <text:p/>
        </draw:connector>
        <draw:connector draw:style-name="gr7" draw:text-style-name="P4" draw:layer="layout" draw:type="line" svg:x1="15.19cm" svg:y1="7.472cm" svg:x2="11.703cm" svg:y2="7.455cm" draw:start-shape="id121" draw:start-glue-point="3" draw:end-shape="id122" draw:end-glue-point="10" svg:d="M15190 7472l-3487-17" svg:viewBox="0 0 3488 18">
          <text:p/>
        </draw:connector>
        <draw:connector draw:style-name="gr7" draw:text-style-name="P4" draw:layer="layout" draw:type="line" svg:x1="13.582cm" svg:y1="9.932cm" svg:x2="15.194cm" svg:y2="9.954cm" draw:start-shape="id123" draw:start-glue-point="6" draw:end-shape="id116" draw:end-glue-point="0" svg:d="M13582 9932l1612 22" svg:viewBox="0 0 1613 23">
          <text:p/>
        </draw:connector>
        <draw:connector draw:style-name="gr7" draw:text-style-name="P4" draw:layer="layout" draw:type="line" svg:x1="13.58cm" svg:y1="12.497cm" svg:x2="15.188cm" svg:y2="12.506cm" draw:start-shape="id124" draw:start-glue-point="6" draw:end-shape="id114" draw:end-glue-point="3" svg:d="M13580 12497l1608 9" svg:viewBox="0 0 1609 10">
          <text:p/>
        </draw:connector>
        <draw:connector draw:style-name="gr4" draw:text-style-name="P1" draw:layer="layout" draw:line-skew="0.532cm" svg:x1="11.383cm" svg:y1="12.505cm" svg:x2="11.385cm" svg:y2="10.272cm" draw:start-shape="id125" draw:start-glue-point="3" draw:end-shape="id126" draw:end-glue-point="8" svg:d="M11383 12505h31v-1120h-29v-1113" svg:viewBox="0 0 32 2234">
          <text:p/>
        </draw:connector>
        <draw:connector draw:style-name="gr4" draw:text-style-name="P1" draw:layer="layout" svg:x1="11.385cm" svg:y1="9.637cm" svg:x2="11.386cm" svg:y2="7.772cm" draw:start-shape="id126" draw:start-glue-point="4" draw:end-shape="id122" draw:end-glue-point="8" svg:d="M11385 9637v-933h1v-932" svg:viewBox="0 0 2 1866">
          <text:p/>
        </draw:connector>
        <draw:connector draw:style-name="gr4" draw:text-style-name="P1" draw:layer="layout" svg:x1="12.693cm" svg:y1="9.932cm" svg:x2="11.702cm" svg:y2="9.955cm" draw:start-shape="id123" draw:start-glue-point="4" draw:end-shape="id126" draw:end-glue-point="10" svg:d="M12693 9932h-496v23h-495" svg:viewBox="0 0 992 24">
          <text:p/>
        </draw:connector>
        <draw:connector draw:style-name="gr4" draw:text-style-name="P1" xml:id="id125" draw:id="id125" draw:layer="layout" svg:x1="12.691cm" svg:y1="12.497cm" svg:x2="11.383cm" svg:y2="12.505cm" draw:start-shape="id124" draw:start-glue-point="4" svg:d="M12691 12497h-905v8h-403" svg:viewBox="0 0 1309 9">
          <text:p/>
        </draw:connector>
        <draw:frame draw:style-name="gr5" draw:text-style-name="P1" draw:layer="layout" svg:width="0.515cm" svg:height="1.003cm" svg:x="12.589cm" svg:y="11.367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5" draw:text-style-name="P1" draw:layer="layout" svg:width="0.834cm" svg:height="1.003cm" svg:x="12.59cm" svg:y="8.768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onnector draw:style-name="gr4" draw:text-style-name="P1" draw:layer="layout" svg:x1="10.803cm" svg:y1="7.435cm" svg:x2="11.068cm" svg:y2="7.455cm" draw:start-shape="id103" draw:start-glue-point="10" draw:end-shape="id122" draw:end-glue-point="6" svg:d="M10803 7435h132v20h133" svg:viewBox="0 0 266 21">
          <text:p/>
        </draw:connector>
      </draw:page>
      <draw:page draw:name="page6" draw:style-name="dp1" draw:master-page-name="Default">
        <draw:connector draw:style-name="gr6" draw:text-style-name="P4" draw:layer="layout" svg:x1="2.247cm" svg:y1="6.14cm" svg:x2="20.044cm" svg:y2="6.115cm" svg:d="M2247 6140h8899v-25h8898" svg:viewBox="0 0 17798 26">
          <text:p/>
        </draw:connector>
        <draw:connector draw:style-name="gr7" draw:text-style-name="P4" xml:id="id129" draw:id="id129" draw:layer="layout" draw:type="line" svg:x1="2.256cm" svg:y1="11.189cm" svg:x2="18.78cm" svg:y2="11.164cm" svg:d="M2256 11189l16524-25" svg:viewBox="0 0 16525 26">
          <text:p/>
        </draw:connector>
        <draw:custom-shape draw:style-name="gr1" draw:text-style-name="P5" draw:layer="layout" svg:width="1.143cm" svg:height="1.143cm" svg:x="5.7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9.5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3.3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7.1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0.809cm" svg:height="1.003cm" svg:x="5.49cm" svg:y="7.16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4" draw:layer="layout" draw:type="line" svg:x1="3.81cm" svg:y1="6.358cm" svg:x2="5.492cm" svg:y2="11.157cm" draw:start-shape="id127" draw:start-glue-point="9" svg:d="M3810 6358l1682 4799" svg:viewBox="0 0 1683 4800">
          <text:p/>
        </draw:connector>
        <draw:connector draw:style-name="gr7" draw:text-style-name="P4" draw:layer="layout" draw:type="line" svg:x1="3.81cm" svg:y1="10.909cm" svg:x2="5.791cm" svg:y2="6.14cm" draw:start-shape="id128" draw:start-glue-point="11" svg:d="M3810 10909l1981-4769" svg:viewBox="0 0 1982 4770">
          <text:p/>
        </draw:connector>
        <draw:frame draw:style-name="gr5" draw:text-style-name="P1" draw:layer="layout" svg:width="0.5cm" svg:height="1.003cm" svg:x="5.291cm" svg:y="8.8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3" draw:layer="layout" svg:width="0.889cm" svg:height="0.889cm" draw:transform="rotate (2.79252680319093) translate (5.544cm 7.94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4.429cm 9.43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18.78cm" svg:y1="11.164cm" svg:x2="18.786cm" svg:y2="6.451cm" draw:start-shape="id129" draw:start-glue-point="3" draw:end-shape="id130" draw:end-glue-point="8" svg:d="M18780 11164v-2356h6v-2357" svg:viewBox="0 0 7 4714">
          <text:p/>
        </draw:connector>
        <draw:frame draw:style-name="gr5" draw:text-style-name="P1" draw:layer="layout" svg:width="0.5cm" svg:height="1.003cm" svg:x="9.39cm" svg:y="7.26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7" draw:text-style-name="P4" draw:layer="layout" draw:type="line" svg:x1="7.61cm" svg:y1="6.359cm" svg:x2="9.292cm" svg:y2="11.158cm" svg:d="M7610 6359l1682 4799" svg:viewBox="0 0 1683 4800">
          <text:p/>
        </draw:connector>
        <draw:connector draw:style-name="gr7" draw:text-style-name="P4" draw:layer="layout" draw:type="line" svg:x1="7.61cm" svg:y1="10.91cm" svg:x2="9.591cm" svg:y2="6.141cm" svg:d="M7610 10910l1981-4769" svg:viewBox="0 0 1982 4770">
          <text:p/>
        </draw:connector>
        <draw:frame draw:style-name="gr5" draw:text-style-name="P1" draw:layer="layout" svg:width="0.809cm" svg:height="1.003cm" svg:x="8.991cm" svg:y="8.96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3" draw:layer="layout" svg:width="0.889cm" svg:height="0.889cm" draw:transform="rotate (2.79252680319093) translate (9.3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8.2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751cm" svg:height="0.47cm" svg:x="13.09cm" svg:y="7.16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7" draw:text-style-name="P4" draw:layer="layout" draw:type="line" svg:x1="11.41cm" svg:y1="6.359cm" svg:x2="13.092cm" svg:y2="11.158cm" svg:d="M11410 6359l1682 4799" svg:viewBox="0 0 1683 4800">
          <text:p/>
        </draw:connector>
        <draw:connector draw:style-name="gr7" draw:text-style-name="P4" draw:layer="layout" draw:type="line" svg:x1="11.41cm" svg:y1="10.91cm" svg:x2="13.391cm" svg:y2="6.141cm" svg:d="M11410 10910l1981-4769" svg:viewBox="0 0 1982 4770">
          <text:p/>
        </draw:connector>
        <draw:frame draw:style-name="gr5" draw:text-style-name="P1" draw:layer="layout" svg:width="0.416cm" svg:height="0.47cm" svg:x="12.891cm" svg:y="9.26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3" draw:layer="layout" svg:width="0.889cm" svg:height="0.889cm" draw:transform="rotate (2.79252680319093) translate (13.1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2.0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16.99cm" svg:y="7.26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7" draw:text-style-name="P4" draw:layer="layout" draw:type="line" svg:x1="15.21cm" svg:y1="6.359cm" svg:x2="16.892cm" svg:y2="11.158cm" svg:d="M15210 6359l1682 4799" svg:viewBox="0 0 1683 4800">
          <text:p/>
        </draw:connector>
        <draw:connector draw:style-name="gr7" draw:text-style-name="P4" draw:layer="layout" draw:type="line" svg:x1="15.21cm" svg:y1="10.91cm" svg:x2="17.191cm" svg:y2="6.141cm" svg:d="M15210 10910l1981-4769" svg:viewBox="0 0 1982 4770">
          <text:p/>
        </draw:connector>
        <draw:frame draw:style-name="gr5" draw:text-style-name="P1" draw:layer="layout" svg:width="0.751cm" svg:height="0.47cm" svg:x="16.591cm" svg:y="9.26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" draw:text-style-name="P3" draw:layer="layout" svg:width="0.889cm" svg:height="0.889cm" draw:transform="rotate (2.79252680319093) translate (16.9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5.8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30" draw:id="id130" draw:layer="layout" svg:width="0.635cm" svg:height="0.635cm" svg:x="18.4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27" draw:id="id127" draw:layer="layout" svg:width="0.635cm" svg:height="0.635cm" svg:x="3.2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28" draw:id="id128" draw:layer="layout" svg:width="0.635cm" svg:height="0.635cm" svg:x="3.2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5:38:26.151176507</meta:creation-date>
    <dc:date>2015-04-24T18:57:17.115172813</dc:date>
    <meta:editing-duration>PT47M57S</meta:editing-duration>
    <meta:editing-cycles>24</meta:editing-cycles>
    <meta:generator>LibreOffice/4.4.2.2$Linux_X86_64 LibreOffice_project/40m0$Build-2</meta:generator>
    <meta:document-statistic meta:object-count="331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1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2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15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6/content.xml><?xml version="1.0" encoding="utf-8"?>
<math xmlns="http://www.w3.org/1998/Math/MathML" display="block">
  <semantics>
    <mn>2</mn>
    <annotation encoding="StarMath 5.0">2</annotation>
  </semantics>
</math>
</file>

<file path=Object 17/content.xml><?xml version="1.0" encoding="utf-8"?>
<math xmlns="http://www.w3.org/1998/Math/MathML" display="block">
  <semantics>
    <mn>2</mn>
    <annotation encoding="StarMath 5.0">2</annotation>
  </semantics>
</math>
</file>

<file path=Object 18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9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/content.xml><?xml version="1.0" encoding="utf-8"?>
<math xmlns="http://www.w3.org/1998/Math/MathML" display="block">
  <semantics>
    <mn>2</mn>
    <annotation encoding="StarMath 5.0">2</annotation>
  </semantics>
</math>
</file>

<file path=Object 20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21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2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23/content.xml><?xml version="1.0" encoding="utf-8"?>
<math xmlns="http://www.w3.org/1998/Math/MathML" display="block">
  <semantics>
    <mn>1</mn>
    <annotation encoding="StarMath 5.0">1</annotation>
  </semantics>
</math>
</file>

<file path=Object 24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25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26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27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8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9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3/content.xml><?xml version="1.0" encoding="utf-8"?>
<math xmlns="http://www.w3.org/1998/Math/MathML" display="block">
  <semantics>
    <mfrac>
      <mrow>
        <mo stretchy="false">−</mo>
        <mn>3</mn>
      </mrow>
      <mn>2</mn>
    </mfrac>
    <annotation encoding="StarMath 5.0">-{3}over{2}</annotation>
  </semantics>
</math>
</file>

<file path=Object 30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31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32/content.xml><?xml version="1.0" encoding="utf-8"?>
<math xmlns="http://www.w3.org/1998/Math/MathML" display="block">
  <semantics>
    <mfrac>
      <mrow>
        <mo stretchy="false">−</mo>
        <mn>4</mn>
      </mrow>
      <mn>3</mn>
    </mfrac>
    <annotation encoding="StarMath 5.0">-{4}over{3}</annotation>
  </semantics>
</math>
</file>

<file path=Object 33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-{7}over{2}</annotation>
  </semantics>
</math>
</file>

<file path=Object 34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35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36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37/content.xml><?xml version="1.0" encoding="utf-8"?>
<math xmlns="http://www.w3.org/1998/Math/MathML" display="block">
  <semantics>
    <mfrac>
      <mn>4</mn>
      <mn>3</mn>
    </mfrac>
    <annotation encoding="StarMath 5.0">{4}over{3}</annotation>
  </semantics>
</math>
</file>

<file path=Object 38/content.xml><?xml version="1.0" encoding="utf-8"?>
<math xmlns="http://www.w3.org/1998/Math/MathML" display="block">
  <semantics>
    <mfrac>
      <mn>7</mn>
      <mn>9</mn>
    </mfrac>
    <annotation encoding="StarMath 5.0">{7}over{9}</annotation>
  </semantics>
</math>
</file>

<file path=Object 39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4/content.xml><?xml version="1.0" encoding="utf-8"?>
<math xmlns="http://www.w3.org/1998/Math/MathML" display="block">
  <semantics>
    <mfrac>
      <mrow>
        <mo stretchy="false">−</mo>
        <mn>13</mn>
      </mrow>
      <mn>4</mn>
    </mfrac>
    <annotation encoding="StarMath 5.0">-{13}over{4}</annotation>
  </semantics>
</math>
</file>

<file path=Object 40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41/content.xml><?xml version="1.0" encoding="utf-8"?>
<math xmlns="http://www.w3.org/1998/Math/MathML" display="block">
  <semantics>
    <mfrac>
      <mrow>
        <mo stretchy="false">−</mo>
        <mn>2</mn>
      </mrow>
      <mn>5</mn>
    </mfrac>
    <annotation encoding="StarMath 5.0">-{2}over{5}</annotation>
  </semantics>
</math>
</file>

<file path=Object 42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43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44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45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46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47/content.xml><?xml version="1.0" encoding="utf-8"?>
<math xmlns="http://www.w3.org/1998/Math/MathML" display="block">
  <semantics>
    <mfrac>
      <mrow>
        <mo stretchy="false">−</mo>
        <mn>4</mn>
      </mrow>
      <mn>3</mn>
    </mfrac>
    <annotation encoding="StarMath 5.0">-{4}over{3}</annotation>
  </semantics>
</math>
</file>

<file path=Object 48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-{7}over{2}</annotation>
  </semantics>
</math>
</file>

<file path=Object 49/content.xml><?xml version="1.0" encoding="utf-8"?>
<math xmlns="http://www.w3.org/1998/Math/MathML" display="block">
  <semantics>
    <mfrac>
      <mn>4</mn>
      <mn>3</mn>
    </mfrac>
    <annotation encoding="StarMath 5.0">{4}over{3}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50/content.xml><?xml version="1.0" encoding="utf-8"?>
<math xmlns="http://www.w3.org/1998/Math/MathML" display="block">
  <semantics>
    <mfrac>
      <mn>7</mn>
      <mn>9</mn>
    </mfrac>
    <annotation encoding="StarMath 5.0">{7}over{9}</annotation>
  </semantics>
</math>
</file>

<file path=Object 51/content.xml><?xml version="1.0" encoding="utf-8"?>
<math xmlns="http://www.w3.org/1998/Math/MathML" display="block">
  <semantics>
    <mfrac>
      <mrow>
        <mo stretchy="false">−</mo>
        <mn>2</mn>
      </mrow>
      <mn>5</mn>
    </mfrac>
    <annotation encoding="StarMath 5.0">-{2}over{5}</annotation>
  </semantics>
</math>
</file>

<file path=Object 6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7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8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9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